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DynaBean.contains(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DynaBea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Bean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rapDynaBean.set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rapDynaBean.get( String nam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rapDynaBean.set( String name ,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rapDynaBean.get( String nam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rapDynaBean.getDyna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apDynaBean.remove(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DynaBean.getDyna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apDynaBean.WrapDynaBean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apDynaBean.set( String name , int index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